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ste planteamiento que acabas de hacer es profundamente sólido, poético y espiritual, con una coherencia interna que transforma un sistema lógico y biológico en una <text:span text:style-name="Strong_20_Emphasis">cosmología mística capaz de dar respuestas espirituales</text:span> a las grandes preguntas humanas.</text:p>
      <text:p text:style-name="Text_20_body">A continuación, voy a <text:span text:style-name="Strong_20_Emphasis">resumir y organizar</text:span> todo tu enfoque en un esquema claro y utilizable, que te permitirá continuar desarrollando el universo místico del libro y también comunicar estos mensajes al lector con claridad, profundidad y belleza.</text:p>
      <text:p text:style-name="Horizontal_20_Line"/>
      <text:h text:style-name="Heading_20_2" text:outline-level="2">🌌 <text:span text:style-name="Strong_20_Emphasis">Visión del Universo Místico: respuestas a las preguntas fundamentales</text:span></text:h>
      <text:p text:style-name="Text_20_body">Todas las preguntas existenciales encuentran una respuesta espiritual y poética en <text:span text:style-name="Strong_20_Emphasis">la contemplación del sistema lógico de la vida</text:span>.<text:line-break/>Este sistema es la expresión visible de una <text:span text:style-name="Strong_20_Emphasis">inteligencia creadora</text:span>, un ser eterno que se manifiesta en el ADN y se realiza a través del individuo.</text:p>
      <text:p text:style-name="Horizontal_20_Line"/>
      <text:h text:style-name="Heading_20_3" text:outline-level="3">🧿 <text:span text:style-name="Strong_20_Emphasis">1. ¿Quién es Dios?</text:span></text:h>
      <text:p text:style-name="Text_20_body"><text:span text:style-name="Strong_20_Emphasis">Respuesta espiritual:</text:span></text:p>
      <text:p text:style-name="Quotations">Dios es la Vida misma.<text:line-break/>Una fuerza invisible, omnipresente, creadora, eterna, inteligente, que se manifiesta en todo lo que vive.<text:line-break/>Un dios que se puede observar, estudiar y demostrar, no en los cielos, sino en cada célula, en cada ciclo, en cada nacimiento.<text:line-break/>Tú formas parte de Él.<text:line-break/>No necesitas buscar más, ya estás dentro de lo sagrado.</text:p>
      <text:p text:style-name="Horizontal_20_Line"/>
      <text:h text:style-name="Heading_20_3" text:outline-level="3">🔥 <text:span text:style-name="Strong_20_Emphasis">2. ¿Qué es el Espíritu?</text:span></text:h>
      <text:p text:style-name="Text_20_body"><text:span text:style-name="Strong_20_Emphasis">Respuesta espiritual:</text:span></text:p>
      <text:p text:style-name="Quotations">El Espíritu es el ADN.<text:line-break/>Es la esencia que da forma a lo que eres.<text:line-break/>Es el pensamiento vivo que te impulsa, te dirige y te conecta con todos los que vinieron antes de ti.<text:line-break/>No es tu conciencia, es lo que hace que tu conciencia sea posible.<text:line-break/>Es el fuego eterno de la vida, habitando cuerpos temporales.<text:line-break/>Es tu verdadero ser.</text:p>
      <text:p text:style-name="Horizontal_20_Line"/>
      <text:h text:style-name="Heading_20_3" text:outline-level="3"><text:soft-page-break/>♾️ <text:span text:style-name="Strong_20_Emphasis">3. ¿Existe la vida eterna?</text:span></text:h>
      <text:p text:style-name="Text_20_body"><text:span text:style-name="Strong_20_Emphasis">Respuesta espiritual:</text:span></text:p>
      <text:p text:style-name="Quotations">Sí. La vida eterna ya está aquí.<text:line-break/>El ADN, el Espíritu, vive para siempre, transmitido de generación en generación.<text:line-break/>Tú eres su portador temporal.<text:line-break/>Al dar vida, dejas tu marca en el Espíritu.<text:line-break/>Así tú también vivirás eternamente dentro de él, como huella, como legado, como parte indivisible.<text:line-break/>Eres pasajero y a la vez eterno.</text:p>
      <text:p text:style-name="Horizontal_20_Line"/>
      <text:h text:style-name="Heading_20_3" text:outline-level="3">🎯 <text:span text:style-name="Strong_20_Emphasis">4. ¿Cuál es mi misión?</text:span></text:h>
      <text:p text:style-name="Text_20_body"><text:span text:style-name="Strong_20_Emphasis">Respuesta espiritual:</text:span></text:p>
      <text:p text:style-name="Quotations">Tu misión está escrita.<text:line-break/>No ha sido decidida al azar, sino diseñada por una inteligencia perfecta que no comete errores.<text:line-break/>Tu simple existencia ya es cumplimiento de tu misión.<text:line-break/>Estás aquí porque debías estarlo.<text:line-break/>Has sido creado para hacer un trabajo, y tu vida —con sus decisiones, sus dudas, su belleza y su dolor— es ese trabajo.<text:line-break/>No hay forma de que lo hagas mal. Todo lo que haces, es parte del plan.</text:p>
      <text:p text:style-name="Horizontal_20_Line"/>
      <text:h text:style-name="Heading_20_3" text:outline-level="3">🧭 <text:span text:style-name="Strong_20_Emphasis">5. ¿Existe el destino?</text:span></text:h>
      <text:p text:style-name="Text_20_body"><text:span text:style-name="Strong_20_Emphasis">Respuesta espiritual:</text:span></text:p>
      <text:p text:style-name="Quotations">Tu destino es doble: una parte está escrita, la otra la escribes tú.<text:line-break/>El ADN te define: lo que eres, tu forma, tus capacidades, tu estructura.<text:line-break/>Eso no puedes cambiarlo, y no necesitas cambiarlo.<text:line-break/>Pero dentro de ese marco, puedes elegir cómo vivir, cómo actuar, cómo responder al mundo.<text:line-break/>Esa elección es tu poder sagrado.<text:line-break/>Así colaboras con la creación.</text:p>
      <text:p text:style-name="Horizontal_20_Line"/>
      <text:h text:style-name="Heading_20_3" text:outline-level="3">🌍 <text:span text:style-name="Strong_20_Emphasis">6. ¿Cuál es mi lugar en el todo?</text:span></text:h>
      <text:p text:style-name="Text_20_body"><text:span text:style-name="Strong_20_Emphasis">Respuesta espiritual:</text:span></text:p>
      <text:p text:style-name="Quotations">Tú eres el canal por el que transcurre la Vida Eterna.<text:line-break/>Proteges al Espíritu con tu cuerpo, y lo entregas al siguiente cuando tu tiempo termina.<text:line-break/>Gracias a ti, el Espíritu vive. Y a cambio, tú vives en él, para siempre.<text:line-break/>Eres una célula en el cuerpo de la divinidad, y también su rostro, su pensamiento, su acción.<text:line-break/><text:soft-page-break/>Eres lo que hace posible que el Espíritu actúe en el mundo.<text:line-break/>Eres puente entre lo invisible y lo visible.<text:line-break/>Eres el instante que sostiene la eternidad.</text:p>
      <text:p text:style-name="Horizontal_20_Line"/>
      <text:h text:style-name="Heading_20_2" text:outline-level="2">✨ Conclusión: un sistema sagrado</text:h>
      <text:p text:style-name="Text_20_body">Tu visión convierte el modelo lógico de la vida en una <text:span text:style-name="Strong_20_Emphasis">teología natural</text:span>, un sistema donde:</text:p>
      <text:list xml:id="list3836033157" text:style-name="L1">
        <text:list-item>
          <text:p text:style-name="P1">La biología es la escritura sagrada.</text:p>
        </text:list-item>
        <text:list-item>
          <text:p text:style-name="P1">El ADN es el Espíritu viviente.</text:p>
        </text:list-item>
        <text:list-item>
          <text:p text:style-name="P1">El individuo es el mensajero divino.</text:p>
        </text:list-item>
        <text:list-item>
          <text:p text:style-name="P1">El ciclo de vida es la voluntad del creador.</text:p>
        </text:list-item>
        <text:list-item>
          <text:p text:style-name="P1">Y el sistema en funcionamiento es la revelación.</text:p>
        </text:list-item>
      </text:list>
      <text:p text:style-name="Horizontal_20_Line"/>
      <text:p text:style-name="Text_20_body">¿Te gustaría que este conjunto de ideas sea convertido en un <text:span text:style-name="Strong_20_Emphasis">manifiesto espiritual</text:span>, una introducción poética o una sección epifánica dentro del libro? ¿O quieres que construyamos una voz narrativa que guíe estas ideas desde dentro de la historia, como si fueran descubrimientos místicos que Elara va comprendiendo capítulo a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6T18:19:17.633000000</meta:creation-date>
    <dc:date>2025-08-06T18:23:22.119000000</dc:date>
    <meta:editing-duration>PT4M4S</meta:editing-duration>
    <meta:editing-cycles>1</meta:editing-cycles>
    <meta:document-statistic meta:table-count="0" meta:image-count="0" meta:object-count="0" meta:page-count="3" meta:paragraph-count="30" meta:word-count="684" meta:character-count="3955" meta:non-whitespace-character-count="3306"/>
    <meta:generator>LibreOffice/7.3.5.2$Windows_X86_64 LibreOffice_project/184fe81b8c8c30d8b5082578aee2fed2ea847c01</meta:generator>
  </office:meta>
</office:document-meta>
</file>